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05c61" officeooo:paragraph-rsid="00105c61" style:font-weight-asian="normal" style:font-weight-complex="normal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05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s/>ITNW 2305 NOV</text:span><text:bookmark text:name="_GoBack"/><text:span text:style-name="T1">ELL LINUX SLES-12</text:span></text:p>
      <text:p text:style-name="Standard"><text:span text:style-name="T1">PROFESSOR ONABAJO</text:span></text:p>
      <text:p text:style-name="P1"/>
      <text:p text:style-name="P1"/>
      <text:p text:style-name="Standard"><text:span text:style-name="T1">LAST NAME_____________________________FIRSTNAME_________________________</text:span></text:p>
      <text:p text:style-name="P1"/>
      <text:p text:style-name="P1"/>
      <text:p text:style-name="P1"/>
      <text:p text:style-name="Standard"><text:span text:style-name="T1">Scripting Labs #3 Part <text:s/>0 - 2</text:span></text:p>
      <text:p text:style-name="P4"/>
      <text:p text:style-name="Standard"><text:span text:style-name="T1">0.<text:tab/>SUM &amp; AVERAGE</text:span></text:p>
      <text:p text:style-name="Standard"><text:span text:style-name="T1"><text:tab/>Write a program using a Linux shell programming language to compute the sum <text:tab/>and average of any ten numbers. Print out the Sum and Average.</text:span></text:p>
      <text:p text:style-name="P1"/>
      <text:p text:style-name="P7">#!/bin/bash</text:p>
      <text:p text:style-name="P7">SUM=0</text:p>
      <text:p text:style-name="P7"/>
      <text:p text:style-name="P7">for run in {1..10}</text:p>
      <text:p text:style-name="P7">do</text:p>
      <text:p text:style-name="P7"><text:s text:c="2"/>SUM=$(( $SUM + $RANDOM ))</text:p>
      <text:p text:style-name="P7">done</text:p>
      <text:p text:style-name="P7">echo "The sum is: " $SUM</text:p>
      <text:p text:style-name="P7">echo "The average is: " $(( $SUM / 10 ))</text:p>
      <text:p text:style-name="P1"/>
      <text:p text:style-name="Standard"><text:span text:style-name="T1">1.<text:tab/>INPUT &amp; OUTPUT</text:span></text:p>
      <text:p text:style-name="Standard"><text:span text:style-name="T1"><text:tab/>Write a I/O program using a Linux shell programming language to read from a <text:tab/>data file and write to another data file.</text:span></text:p>
      <text:p text:style-name="P1"/>
      <text:p text:style-name="Standard"><text:span text:style-name="T1"><text:tab/>The program must read until EOF and compute the square of all numbers read.<text:tab/> <text:tab/>The result of this computation must now be stored in an output file.</text:span></text:p>
      <text:p text:style-name="P1"/>
      <text:p text:style-name="Standard"><text:span text:style-name="T1"><text:tab/>Please turn in the input file, output file and the source code.</text:span></text:p>
      <text:p text:style-name="P1"/>
      <text:p text:style-name="Standard"><text:span text:style-name="T1"><text:tab/>Test data<text:tab/><text:tab/>/2 4 6 8 10 12 14 16 18 /</text:span></text:p>
      <text:p text:style-name="Standard"><text:span text:style-name="T1"><text:s/><text:tab/>OUTPUT </text:span></text:p>
      <text:p text:style-name="P1"/>
      <text:p text:style-name="P1"/>
      <text:p text:style-name="P5"><text:span text:style-name="T1">X<text:tab/><text:tab/>Y</text:span></text:p>
      <text:p text:style-name="P5"><text:span text:style-name="T1">2<text:tab/><text:tab/>4</text:span></text:p>
      <text:p text:style-name="P5"><text:span text:style-name="T1">4<text:tab/><text:tab/>6</text:span></text:p>
      <text:p text:style-name="P5"><text:span text:style-name="T1">6<text:tab/><text:tab/>36</text:span></text:p>
      <text:p text:style-name="P5"><text:span text:style-name="T1">.</text:span></text:p>
      <text:p text:style-name="P5"><text:span text:style-name="T1">.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2">$</text:span>cat numbers </text:p>
      <text:p text:style-name="P2">2 4 6 8 10 12 14 16 18 20 22 END</text:p>
      <text:p text:style-name="P2"/>
      <text:p text:style-name="P3">$vi lab3-1.sh</text:p>
      <text:p text:style-name="P3">#!/bin/bash</text:p>
      <text:p text:style-name="P2">echo -e "X" ' \t' "Y"&gt;&gt;lab3-1-outputfile</text:p>
      <text:p text:style-name="P2"/>
      <text:p text:style-name="P2">while read -ra line</text:p>
      <text:p text:style-name="P2">do</text:p>
      <text:p text:style-name="P2"><text:s text:c="4"/>for word in "${line[@]}"</text:p>
      <text:p text:style-name="P2"><text:s text:c="4"/>do</text:p>
      <text:p text:style-name="P2"><text:s text:c="6"/>check=`echo "$word" | grep -E ^\-?[0-9]*\.?[0-9]+$`</text:p>
      <text:p text:style-name="P2"><text:s text:c="6"/>if [ ${#check} -gt 0 ]; then</text:p>
      <text:p text:style-name="P2"><text:s text:c="8"/>echo -e $check ' \t' $((check * check))&gt;&gt;lab3-1-outputfile</text:p>
      <text:p text:style-name="P2"><text:s text:c="6"/>fi</text:p>
      <text:p text:style-name="P2"><text:s text:c="4"/>done</text:p>
      <text:p text:style-name="P2">done &lt; /home/beorn/numbers</text:p>
      <text:p text:style-name="P1"/>
      <text:p text:style-name="P2">$ cat lab3-1-outputfile </text:p>
      <text:p text:style-name="P2">X <text:s/><text:tab/> Y</text:p>
      <text:p text:style-name="P2">2 <text:s/><text:tab/> 4</text:p>
      <text:p text:style-name="P2">4 <text:s/><text:tab/> 16</text:p>
      <text:p text:style-name="P2">6 <text:s/><text:tab/> 36</text:p>
      <text:p text:style-name="P2">8 <text:s/><text:tab/> 64</text:p>
      <text:p text:style-name="P2">10 <text:s/><text:tab/> 100</text:p>
      <text:p text:style-name="P2">12 <text:s/><text:tab/> 144</text:p>
      <text:p text:style-name="P2">14 <text:s/><text:tab/> 196</text:p>
      <text:p text:style-name="P2">16 <text:s/><text:tab/> 256</text:p>
      <text:p text:style-name="P2">18 <text:s/><text:tab/> 324</text:p>
      <text:p text:style-name="P2">20 <text:s/><text:tab/> 400</text:p>
      <text:p text:style-name="P2">22 <text:s/><text:tab/> 484</text:p>
      <text:p text:style-name="P1"/>
      <text:p text:style-name="P1"/>
      <text:p text:style-name="P1"/>
      <text:p text:style-name="Standard"><text:span text:style-name="T1">2. <text:tab/>TRIP MANAGEMENT SYSTEM</text:span></text:p>
      <text:p text:style-name="P1"/>
      <text:p text:style-name="Standard"><text:span text:style-name="T1">A person travel to a conference 500 miles away and the individual wants to determine how the <text:tab/>car’s miles-per-gallon performance will affect the trip. The car’s gas tank holds 18 gallons, and <text:tab/>the individual fills the tank just before living town. Assuming gas cost $3.40 per gallon. Write <text:tab/>a script to fill in the following table for the round trip to the conference and back.</text:span></text:p>
      <text:p text:style-name="P1"/>
      <text:p text:style-name="Standard"><text:span text:style-name="T1"><text:tab/>Test Data:</text:span></text:p>
      <text:p text:style-name="P1"><text:soft-page-break/></text:p>
      <text:p text:style-name="Standard"><text:span text:style-name="T1"><text:tab/><text:tab/>18 21 24 27 32 36</text:span></text:p>
      <text:p text:style-name="P1"/>
      <text:p text:style-name="P1"/>
      <text:p text:style-name="Standard"><text:span text:style-name="T1">Output Screen:</text:span></text:p>
      <text:p text:style-name="P1"/>
      <text:p text:style-name="P1"/>
      <text:p text:style-name="Standard"><text:span text:style-name="T1">Miles per Gallon<text:tab/> <text:tab/>Cost of Gas on Trip<text:tab/>Number of Refueling Stops<text:tab/>Gas Left at Destination</text:span></text:p>
      <text:p text:style-name="P1"/>
      <text:p text:style-name="P1"/>
      <text:p text:style-name="Standard"><text:span text:style-name="T1"><text:tab/>MILES<text:tab/><text:tab/>COST<text:tab/><text:tab/><text:tab/>STOPS<text:tab/><text:tab/>GASLEFT</text:span></text:p>
      <text:p text:style-name="Standard"><text:span text:style-name="T1"><text:tab/>18</text:span></text:p>
      <text:p text:style-name="Standard"><text:span text:style-name="T1"><text:tab/>21</text:span></text:p>
      <text:p text:style-name="Standard"><text:span text:style-name="T1"><text:tab/>24</text:span></text:p>
      <text:p text:style-name="Standard"><text:span text:style-name="T1"><text:tab/>27</text:span></text:p>
      <text:p text:style-name="Standard"><text:span text:style-name="T1"><text:tab/>32</text:span></text:p>
      <text:p text:style-name="Standard"><text:span text:style-name="T1"><text:tab/>36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Femi Onabajo</meta:initial-creator>
    <meta:editing-cycles>3</meta:editing-cycles>
    <meta:print-date>2016-06-01T23:06:00</meta:print-date>
    <meta:creation-date>2018-02-28T23:20:00</meta:creation-date>
    <dc:date>2020-02-18T22:36:41.127245965</dc:date>
    <meta:editing-duration>PT44M14S</meta:editing-duration>
    <meta:generator>LibreOffice/6.3.4.2$Linux_X86_64 LibreOffice_project/30$Build-2</meta:generator>
    <meta:document-statistic meta:table-count="0" meta:image-count="0" meta:object-count="0" meta:page-count="3" meta:paragraph-count="67" meta:word-count="353" meta:character-count="1913" meta:non-whitespace-character-count="15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